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25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1.5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9">
      <style:text-properties fo:color="#c9211e"/>
    </style:style>
    <style:style style:name="ce3" style:family="table-cell" style:parent-style-name="Default" style:data-style-name="N129"/>
    <style:style style:name="ce4" style:family="table-cell" style:parent-style-name="Default" style:data-style-name="N130"/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fo:background-color="#ffff00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 style:data-style-name="N11"/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9">
      <style:text-properties fo:color="#c9211e"/>
    </style:style>
    <style:style style:name="ce20" style:family="table-cell" style:parent-style-name="Default" style:data-style-name="N129"/>
    <style:style style:name="ce21" style:family="table-cell" style:parent-style-name="Default" style:data-style-name="N130"/>
    <style:style style:name="ce22" style:family="table-cell" style:parent-style-name="Default" style:data-style-name="N3"/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4">
      <style:text-properties fo:font-weight="bold" style:font-weight-asian="bold" style:font-weight-complex="bold"/>
    </style:style>
    <style:style style:name="ce26" style:family="table-cell" style:parent-style-name="Default" style:data-style-name="N11"/>
    <style:style style:name="gr1" style:family="graphic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0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Revenue</text:p>
          </table:table-cell>
          <table:table-cell table:style-name="ce18" office:value-type="float" office:value="1119.9" calcext:value-type="float">
            <text:p>1119.9</text:p>
          </table:table-cell>
          <table:table-cell table:style-name="Default"/>
          <table:table-cell/>
          <table:table-cell office:value-type="string" calcext:value-type="string">
            <text:p>Price</text:p>
          </table:table-cell>
          <table:table-cell table:style-name="ce22"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string" calcext:value-type="string">
            <text:p><text:s/>UFC</text:p>
          </table:table-cell>
          <table:table-cell office:value-type="float" office:value="325.2" calcext:value-type="float">
            <text:p>325.2</text:p>
          </table:table-cell>
          <table:table-cell table:style-name="ce19" table:formula="of:=[.C3]/[.$C$2]" office:value-type="percentage" office:value="0.290383069916957" calcext:value-type="percentage">
            <text:p>29.0%</text:p>
          </table:table-cell>
          <table:table-cell/>
          <table:table-cell office:value-type="string" calcext:value-type="string">
            <text:p>Shares</text:p>
          </table:table-cell>
          <table:table-cell table:style-name="ce22"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string" calcext:value-type="string">
            <text:p><text:s text:c="2"/>Media rights</text:p>
          </table:table-cell>
          <table:table-cell office:value-type="float" office:value="200.5" calcext:value-type="float">
            <text:p>200.5</text:p>
          </table:table-cell>
          <table:table-cell table:formula="of:=[.C4]/[.$C$3]" office:value-type="percentage" office:value="0.616543665436654" calcext:value-type="percentage">
            <text:p>61.7%</text:p>
          </table:table-cell>
          <table:table-cell/>
          <table:table-cell office:value-type="string" calcext:value-type="string">
            <text:p>MC</text:p>
          </table:table-cell>
          <table:table-cell table:style-name="ce22" table:formula="of:=+[.G3]*[.G2]" office:value-type="float" office:value="40198" calcext:value-type="float">
            <text:p>40,198</text:p>
          </table:table-cell>
        </table:table-row>
        <table:table-row table:style-name="ro1">
          <table:table-cell/>
          <table:table-cell office:value-type="string" calcext:value-type="string">
            <text:p><text:s text:c="2"/>Live event</text:p>
          </table:table-cell>
          <table:table-cell office:value-type="float" office:value="43.6" calcext:value-type="float">
            <text:p>43.6</text:p>
          </table:table-cell>
          <table:table-cell table:formula="of:=[.C5]/[.$C$3]" office:value-type="percentage" office:value="0.134071340713407" calcext:value-type="percentage">
            <text:p>13.4%</text:p>
          </table:table-cell>
          <table:table-cell/>
          <table:table-cell office:value-type="string" calcext:value-type="string">
            <text:p>Cash</text:p>
          </table:table-cell>
          <table:table-cell table:style-name="ce22" table:formula="of:=+816.4+311.9" office:value-type="float" office:value="1128.3" calcext:value-type="float">
            <text:p>1,128</text:p>
          </table:table-cell>
        </table:table-row>
        <table:table-row table:style-name="ro1">
          <table:table-cell/>
          <table:table-cell office:value-type="string" calcext:value-type="string">
            <text:p><text:s text:c="2"/>Partnership</text:p>
          </table:table-cell>
          <table:table-cell office:value-type="float" office:value="70.8" calcext:value-type="float">
            <text:p>70.8</text:p>
          </table:table-cell>
          <table:table-cell table:formula="of:=[.C6]/[.$C$3]" office:value-type="percentage" office:value="0.217712177121771" calcext:value-type="percentage">
            <text:p>21.8%</text:p>
          </table:table-cell>
          <table:table-cell/>
          <table:table-cell office:value-type="string" calcext:value-type="string">
            <text:p>Debt</text:p>
          </table:table-cell>
          <table:table-cell table:style-name="ce22" office:value-type="float" office:value="3701" calcext:value-type="float">
            <text:p>3,701</text:p>
          </table:table-cell>
        </table:table-row>
        <table:table-row table:style-name="ro1">
          <table:table-cell/>
          <table:table-cell office:value-type="string" calcext:value-type="string">
            <text:p><text:s text:c="2"/>Products</text:p>
          </table:table-cell>
          <table:table-cell office:value-type="float" office:value="10.3" calcext:value-type="float">
            <text:p>10.3</text:p>
          </table:table-cell>
          <table:table-cell table:formula="of:=[.C7]/[.$C$3]" office:value-type="percentage" office:value="0.0316728167281673" calcext:value-type="percentage">
            <text:p>3.2%</text:p>
          </table:table-cell>
          <table:table-cell/>
          <table:table-cell office:value-type="string" calcext:value-type="string">
            <text:p>Ev</text:p>
          </table:table-cell>
          <table:table-cell table:style-name="ce23" table:formula="of:=[.G4]-[.G5]+[.G6]" office:value-type="float" office:value="42770.7" calcext:value-type="float">
            <text:p>42,771</text:p>
          </table:table-cell>
        </table:table-row>
        <table:table-row table:style-name="ro1">
          <table:table-cell/>
          <table:table-cell office:value-type="string" calcext:value-type="string">
            <text:p><text:s/>WWE</text:p>
          </table:table-cell>
          <table:table-cell office:value-type="float" office:value="402.1" calcext:value-type="float">
            <text:p>402.1</text:p>
          </table:table-cell>
          <table:table-cell table:style-name="ce19" table:formula="of:=[.C8]/[.$C$2]" office:value-type="percentage" office:value="0.359049915170997" calcext:value-type="percentage">
            <text:p>35.9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Media rights</text:p>
          </table:table-cell>
          <table:table-cell office:value-type="float" office:value="248.9" calcext:value-type="float">
            <text:p>248.9</text:p>
          </table:table-cell>
          <table:table-cell table:formula="of:=[.C9]/[.$C$8]" office:value-type="percentage" office:value="0.619000248694355" calcext:value-type="percentage">
            <text:p>61.9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Live event</text:p>
          </table:table-cell>
          <table:table-cell office:value-type="float" office:value="82.5" calcext:value-type="float">
            <text:p>82.5</text:p>
          </table:table-cell>
          <table:table-cell table:formula="of:=[.C10]/[.$C$8]" office:value-type="percentage" office:value="0.205172842576474" calcext:value-type="percentage">
            <text:p>20.5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Partnership</text:p>
          </table:table-cell>
          <table:table-cell office:value-type="float" office:value="39.9" calcext:value-type="float">
            <text:p>39.9</text:p>
          </table:table-cell>
          <table:table-cell table:formula="of:=[.C11]/[.$C$8]" office:value-type="percentage" office:value="0.0992290475006217" calcext:value-type="percentage">
            <text:p>9.9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Products</text:p>
          </table:table-cell>
          <table:table-cell office:value-type="float" office:value="30.8" calcext:value-type="float">
            <text:p>30.8</text:p>
          </table:table-cell>
          <table:table-cell table:formula="of:=[.C12]/[.$C$8]" office:value-type="percentage" office:value="0.0765978612285501" calcext:value-type="percentage">
            <text:p>7.7%</text:p>
          </table:table-cell>
          <table:table-cell table:number-columns-repeated="2"/>
          <table:table-cell table:style-name="ce22"/>
        </table:table-row>
        <table:table-row table:style-name="ro1">
          <table:table-cell/>
          <table:table-cell office:value-type="string" calcext:value-type="string">
            <text:p><text:s/>IMG</text:p>
          </table:table-cell>
          <table:table-cell office:value-type="float" office:value="336.7" calcext:value-type="float">
            <text:p>336.7</text:p>
          </table:table-cell>
          <table:table-cell table:style-name="ce19" table:formula="of:=[.C13]/[.$C$2]" office:value-type="percentage" office:value="0.300651843914635" calcext:value-type="percentage">
            <text:p>30.1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Media rights</text:p>
          </table:table-cell>
          <table:table-cell office:value-type="float" office:value="185.3" calcext:value-type="float">
            <text:p>185.3</text:p>
          </table:table-cell>
          <table:table-cell table:style-name="ce21" table:formula="of:=[.C14]/[.$C$13]" office:value-type="percentage" office:value="0.55034155034155" calcext:value-type="percentage">
            <text:p>55.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Live event</text:p>
          </table:table-cell>
          <table:table-cell office:value-type="float" office:value="138.3" calcext:value-type="float">
            <text:p>138.3</text:p>
          </table:table-cell>
          <table:table-cell table:style-name="ce21" table:formula="of:=[.C15]/[.$C$13]" office:value-type="percentage" office:value="0.410751410751411" calcext:value-type="percentage">
            <text:p>41.1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Partnership</text:p>
          </table:table-cell>
          <table:table-cell office:value-type="float" office:value="10.3" calcext:value-type="float">
            <text:p>10.3</text:p>
          </table:table-cell>
          <table:table-cell table:style-name="ce21" table:formula="of:=[.C16]/[.$C$13]" office:value-type="percentage" office:value="0.0305910305910306" calcext:value-type="percentage">
            <text:p>3.1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Products</text:p>
          </table:table-cell>
          <table:table-cell office:value-type="float" office:value="3" calcext:value-type="float">
            <text:p>3</text:p>
          </table:table-cell>
          <table:table-cell table:style-name="ce21" table:formula="of:=[.C17]/[.$C$13]" office:value-type="percentage" office:value="0.00891000891000891" calcext:value-type="percentage">
            <text:p>0.9%</text:p>
          </table:table-cell>
          <table:table-cell table:number-columns-repeated="3"/>
        </table:table-row>
      </table:table>
      <table:table table:name="Model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default-cell-style-name="ce22"/>
        <table:table-column table:style-name="co1" table:default-cell-style-name="Default"/>
        <table:table-row table:style-name="ro1">
          <table:table-cell office:value-type="string" calcext:value-type="string">
            <text:p>Main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Q324</text:p>
          </table:table-cell>
          <table:table-cell office:value-type="string" calcext:value-type="string">
            <text:p>Q424</text:p>
          </table:table-cell>
          <table:table-cell office:value-type="string" calcext:value-type="string">
            <text:p>Q125</text:p>
          </table:table-cell>
          <table:table-cell office:value-type="string" calcext:value-type="string">
            <text:p>Q225</text:p>
          </table:table-cell>
          <table:table-cell table:style-name="Default" office:value-type="string" calcext:value-type="string">
            <text:p>Q325</text:p>
          </table:table-cell>
          <table:table-cell office:value-type="string" calcext:value-type="string">
            <text:p>Q425</text:p>
          </table:table-cell>
        </table:table-row>
        <table:table-row table:style-name="ro1">
          <table:table-cell/>
          <table:table-cell table:style-name="ce18" office:value-type="string" calcext:value-type="string">
            <text:p>Revenue</text:p>
          </table:table-cell>
          <table:table-cell table:style-name="ce18" table:number-columns-repeated="4"/>
          <table:table-cell table:style-name="ce18" office:value-type="float" office:value="1119.9" calcext:value-type="float">
            <text:p>1119.9</text:p>
          </table:table-cell>
          <table:table-cell table:style-name="ce18"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DOC</text:p>
          </table:table-cell>
          <table:table-cell table:number-columns-repeated="4"/>
          <table:table-cell table:style-name="Default" office:value-type="float" office:value="439.7" calcext:value-type="float">
            <text:p>439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,G&amp;A</text:p>
          </table:table-cell>
          <table:table-cell table:number-columns-repeated="4"/>
          <table:table-cell table:style-name="Default" office:value-type="float" office:value="379.2" calcext:value-type="float">
            <text:p>379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&amp;A</text:p>
          </table:table-cell>
          <table:table-cell table:number-columns-repeated="4"/>
          <table:table-cell table:style-name="Default" office:value-type="float" office:value="129.1" calcext:value-type="float">
            <text:p>129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x</text:p>
          </table:table-cell>
          <table:table-cell table:number-columns-repeated="4"/>
          <table:table-cell table:style-name="Default" table:formula="of:=SUM([.G5:.G7])" office:value-type="float" office:value="948" calcext:value-type="float">
            <text:p>948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OpIn (EBIT)</text:p>
          </table:table-cell>
          <table:table-cell table:style-name="ce18" table:number-columns-repeated="4"/>
          <table:table-cell table:style-name="ce18" table:formula="of:=[.G3]-[.G8]" office:value-type="float" office:value="171.9" calcext:value-type="float">
            <text:p>171.9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Interest exp</text:p>
          </table:table-cell>
          <table:table-cell table:number-columns-repeated="4"/>
          <table:table-cell table:style-name="Default" office:value-type="float" office:value="50.8" calcext:value-type="float">
            <text:p>5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number-columns-repeated="4"/>
          <table:table-cell table:style-name="Default" office:value-type="float" office:value="3.2" calcext:value-type="float">
            <text:p>3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tax</text:p>
          </table:table-cell>
          <table:table-cell table:number-columns-repeated="4"/>
          <table:table-cell table:style-name="Default" table:formula="of:=[.G9]-[.G10]-[.G11]" office:value-type="float" office:value="117.9" calcext:value-type="float">
            <text:p>117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xes</text:p>
          </table:table-cell>
          <table:table-cell table:number-columns-repeated="4"/>
          <table:table-cell table:style-name="Default" office:value-type="float" office:value="12.7" calcext:value-type="float">
            <text:p>12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ome before Aff.</text:p>
          </table:table-cell>
          <table:table-cell table:number-columns-repeated="4"/>
          <table:table-cell table:style-name="Default" table:formula="of:=[.G12]-[.G13]" office:value-type="float" office:value="105.2" calcext:value-type="float">
            <text:p>105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ning of Aff.</text:p>
          </table:table-cell>
          <table:table-cell table:number-columns-repeated="4"/>
          <table:table-cell table:style-name="Default" office:value-type="float" office:value="-1.6" calcext:value-type="float">
            <text:p>-1.6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NetInc</text:p>
          </table:table-cell>
          <table:table-cell table:style-name="ce18" table:number-columns-repeated="4"/>
          <table:table-cell table:style-name="ce18" table:formula="of:=[.G14]-[.G15]" office:value-type="float" office:value="106.8" calcext:value-type="float">
            <text:p>106.8</text:p>
          </table:table-cell>
          <table:table-cell table:style-name="ce18"/>
        </table:table-row>
        <table:table-row table:style-name="ro1">
          <table:table-cell table:style-name="ce24"/>
          <table:table-cell table:style-name="ce24" office:value-type="string" calcext:value-type="string">
            <text:p>Income to NCI</text:p>
          </table:table-cell>
          <table:table-cell table:style-name="ce24" table:number-columns-repeated="4"/>
          <table:table-cell table:style-name="ce24" office:value-type="float" office:value="65.8" calcext:value-type="float">
            <text:p>65.8</text:p>
          </table:table-cell>
          <table:table-cell table:style-name="ce18"/>
        </table:table-row>
        <table:table-row table:style-name="ro1">
          <table:table-cell table:style-name="ce24"/>
          <table:table-cell table:style-name="ce24" office:value-type="string" calcext:value-type="string">
            <text:p>Income to TKO</text:p>
          </table:table-cell>
          <table:table-cell table:style-name="ce24" table:number-columns-repeated="4"/>
          <table:table-cell table:style-name="ce24" office:value-type="float" office:value="41" calcext:value-type="float">
            <text:p>41</text:p>
          </table:table-cell>
          <table:table-cell table:style-name="ce18"/>
        </table:table-row>
        <table:table-row table:style-name="ro1">
          <table:table-cell/>
          <table:table-cell table:style-name="ce18" office:value-type="string" calcext:value-type="string">
            <text:p>EPS A</text:p>
          </table:table-cell>
          <table:table-cell table:style-name="ce18" table:number-columns-repeated="4"/>
          <table:table-cell table:style-name="ce25" table:formula="of:=([.G16]-(0.21*[.G17]))/[.G22]" office:value-type="float" office:value="0.467246231155779" calcext:value-type="float">
            <text:p>0.47</text:p>
          </table:table-cell>
          <table:table-cell table:style-name="ce18"/>
        </table:table-row>
        <table:table-row table:style-name="ro1">
          <table:table-cell/>
          <table:table-cell table:style-name="ce18" office:value-type="string" calcext:value-type="string">
            <office:annotation draw:style-name="gr2" svg:width="1.1413in" svg:height="0.7083in" svg:x="2.1618in" svg:y="2.7874in" draw:caption-point-x="-0.2402in" draw:caption-point-y="0.5945in">
              <dc:creator>Unknown Author</dc:creator>
              <dc:date>2026-01-23T20:03:51</dc:date>
              <text:p>If NCI converts all the shares in public shares</text:p>
            </office:annotation>
            <text:p>EPS B</text:p>
          </table:table-cell>
          <table:table-cell table:style-name="ce18" table:number-columns-repeated="4"/>
          <table:table-cell table:style-name="ce25" table:formula="of:=[.G16]/[.G22]" office:value-type="float" office:value="0.536683417085428" calcext:value-type="float">
            <text:p>0.54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Shares A</text:p>
          </table:table-cell>
          <table:table-cell table:number-columns-repeated="4"/>
          <table:table-cell table:style-name="Default" office:value-type="float" office:value="81.5" calcext:value-type="float">
            <text:p>8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res B</text:p>
          </table:table-cell>
          <table:table-cell table:number-columns-repeated="4"/>
          <table:table-cell table:style-name="Default" office:value-type="float" office:value="199" calcext:value-type="float">
            <text:p>199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evenue Growth</text:p>
          </table:table-cell>
          <table:table-cell table:number-columns-repeated="4"/>
          <table:table-cell table:style-name="ce26" table:formula="of:=[.C3]/[.G3]-1" office:value-type="percentage" office:value="-1" calcext:value-type="percentage">
            <text:p>-10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 Margin</text:p>
          </table:table-cell>
          <table:table-cell table:number-columns-repeated="4"/>
          <table:table-cell table:style-name="ce26" table:formula="of:=[.G16]/[.G3]" office:value-type="percentage" office:value="0.0953656576480044" calcext:value-type="percentage">
            <text:p>9.54%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table:number-columns-repeated="4"/>
          <table:table-cell table:formula="of:=+861.4+311.9" office:value-type="float" office:value="1173.3" calcext:value-type="float">
            <text:p>1,1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/R</text:p>
          </table:table-cell>
          <table:table-cell table:number-columns-repeated="4"/>
          <table:table-cell office:value-type="float" office:value="583.2" calcext:value-type="float">
            <text:p>5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rred Costs</text:p>
          </table:table-cell>
          <table:table-cell table:number-columns-repeated="4"/>
          <table:table-cell office:value-type="float" office:value="185.2" calcext:value-type="float">
            <text:p>1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number-columns-repeated="4"/>
          <table:table-cell office:value-type="float" office:value="270.6" calcext:value-type="float">
            <text:p>2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erty</text:p>
          </table:table-cell>
          <table:table-cell table:number-columns-repeated="4"/>
          <table:table-cell office:value-type="float" office:value="597.1" calcext:value-type="float">
            <text:p>5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angible</text:p>
          </table:table-cell>
          <table:table-cell table:number-columns-repeated="4"/>
          <table:table-cell office:value-type="float" office:value="3453.4" calcext:value-type="float">
            <text:p>3,4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nce Lease</text:p>
          </table:table-cell>
          <table:table-cell table:number-columns-repeated="4"/>
          <table:table-cell office:value-type="float" office:value="236.2" calcext:value-type="float">
            <text:p>2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rating Lease</text:p>
          </table:table-cell>
          <table:table-cell table:number-columns-repeated="4"/>
          <table:table-cell office:value-type="float" office:value="56.6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odwill</text:p>
          </table:table-cell>
          <table:table-cell table:number-columns-repeated="4"/>
          <table:table-cell office:value-type="float" office:value="8444.7" calcext:value-type="float">
            <text:p>8,4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vestments</text:p>
          </table:table-cell>
          <table:table-cell table:number-columns-repeated="4"/>
          <table:table-cell office:value-type="float" office:value="123.5" calcext:value-type="float">
            <text:p>1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her Assets</text:p>
          </table:table-cell>
          <table:table-cell table:number-columns-repeated="4"/>
          <table:table-cell office:value-type="float" office:value="423.2" calcext:value-type="float">
            <text:p>4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SUM([.G29:.G39])" office:value-type="float" office:value="15547" calcext:value-type="float">
            <text:p>15,54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/P</text:p>
          </table:table-cell>
          <table:table-cell table:number-columns-repeated="4"/>
          <table:table-cell office:value-type="float" office:value="265.9" calcext:value-type="float">
            <text:p>2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r. Liabilities</text:p>
          </table:table-cell>
          <table:table-cell table:number-columns-repeated="4"/>
          <table:table-cell office:value-type="float" office:value="444.5" calcext:value-type="float">
            <text:p>4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bt</text:p>
          </table:table-cell>
          <table:table-cell table:number-columns-repeated="4"/>
          <table:table-cell table:formula="of:=+36.4+3701" office:value-type="float" office:value="3737.4" calcext:value-type="float">
            <text:p>3,7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nce Lease</text:p>
          </table:table-cell>
          <table:table-cell table:number-columns-repeated="4"/>
          <table:table-cell table:formula="of:=+21.6+223" office:value-type="float" office:value="244.6" calcext:value-type="float">
            <text:p>2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rating Lease</text:p>
          </table:table-cell>
          <table:table-cell table:number-columns-repeated="4"/>
          <table:table-cell table:formula="of:=+17+43.8" office:value-type="float" office:value="60.8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/R</text:p>
          </table:table-cell>
          <table:table-cell table:number-columns-repeated="4"/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number-columns-repeated="4"/>
          <table:table-cell table:formula="of:=+226+273.9" office:value-type="float" office:value="499.9" calcext:value-type="float">
            <text:p>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/T</text:p>
          </table:table-cell>
          <table:table-cell table:number-columns-repeated="4"/>
          <table:table-cell office:value-type="float" office:value="336.4" calcext:value-type="float">
            <text:p>3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4"/>
          <table:table-cell table:formula="of:=SUM([.G42:.G49])" office:value-type="float" office:value="6097.5" calcext:value-type="float">
            <text:p>6,09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C Interest</text:p>
          </table:table-cell>
          <table:table-cell table:number-columns-repeated="4"/>
          <table:table-cell office:value-type="float" office:value="21.9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. Paid-in capital</text:p>
          </table:table-cell>
          <table:table-cell table:number-columns-repeated="4"/>
          <table:table-cell office:value-type="float" office:value="4591.1" calcext:value-type="float">
            <text:p>4,5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umulated OC loss</text:p>
          </table:table-cell>
          <table:table-cell table:number-columns-repeated="4"/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umulated deficit</text:p>
          </table:table-cell>
          <table:table-cell table:number-columns-repeated="4"/>
          <table:table-cell office:value-type="float" office:value="-752.4" calcext:value-type="float">
            <text:p>-7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Redeem. NCI</text:p>
          </table:table-cell>
          <table:table-cell table:number-columns-repeated="4"/>
          <table:table-cell office:value-type="float" office:value="5606.4" calcext:value-type="float">
            <text:p>5,6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number-columns-repeated="4"/>
          <table:table-cell table:formula="of:=[.G53]+[.G54]+[.G55]+[.G56]" office:value-type="float" office:value="9427.1" calcext:value-type="float">
            <text:p>9,4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+SE</text:p>
          </table:table-cell>
          <table:table-cell table:number-columns-repeated="4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1" number:min-decimal-places="1" number:min-integer-digits="1" number:grouping="true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 style:data-style-name="N2" text:time-value="21:46:49.84632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3T19:18:47.306914000</meta:creation-date>
    <meta:generator>LibreOffice/25.8.4.2$MacOSX_AARCH64 LibreOffice_project/290daaa01b999472f0c7a3890eb6a550fd74c6df</meta:generator>
    <dc:date>2026-01-23T21:46:57.018382000</dc:date>
    <meta:editing-duration>PT10M35S</meta:editing-duration>
    <meta:editing-cycles>2</meta:editing-cycles>
    <meta:document-statistic meta:table-count="2" meta:cell-count="163" meta:object-count="0"/>
  </office:meta>
</office:document-meta>
</file>